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DA71F000038F9000020A93B8EB503.svg" manifest:media-type="image/svg+xml"/>
  <manifest:file-entry manifest:full-path="Pictures/10000001000002270000013CE74728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8.166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3.5pt"/>
    </style:style>
    <style:style style:name="P3" style:family="paragraph">
      <loext:graphic-properties draw:fill="none" draw:fill-color="#ffffff"/>
      <style:paragraph-properties fo:text-align="center"/>
      <style:text-properties fo:font-size="103.5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0.367cm" svg:height="45.671cm" svg:x="1.916cm" svg:y="11.827cm">
          <draw:image xlink:href="Pictures/100DA71F000038F9000020A93B8EB503.svg" xlink:type="simple" xlink:show="embed" xlink:actuate="onLoad" draw:mime-type="image/svg+xml">
            <text:p/>
          </draw:image>
          <draw:image xlink:href="Pictures/10000001000002270000013CE74728F1.png" xlink:type="simple" xlink:show="embed" xlink:actuate="onLoad" draw:mime-type="image/png"/>
        </draw:frame>
        <draw:frame draw:style-name="gr2" draw:text-style-name="P3" draw:layer="layout" svg:width="44.558cm" svg:height="8.416cm" svg:x="19.771cm" svg:y="3.942cm">
          <draw:text-box>
            <text:p text:style-name="P2"><text:span text:style-name="T1">Диаграмма базы данны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4T22:24:40.874846700</meta:creation-date>
    <meta:print-date>2025-05-24T22:30:54.136056100</meta:print-date>
    <meta:printed-by>Файлы PDF</meta:printed-by>
    <dc:date>2025-05-26T13:27:34.220893700</dc:date>
    <meta:editing-duration>PT12M56S</meta:editing-duration>
    <meta:editing-cycles>2</meta:editing-cycles>
    <meta:generator>LibreOffice/25.2.3.2$Windows_X86_64 LibreOffice_project/bbb074479178df812d175f709636b368952c2ce3</meta:generator>
    <meta:document-statistic meta:object-count="2"/>
  </office:meta>
</office:document-meta>
</file>